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241.8pt"/>
    </style:style>
    <style:style style:name="co4" style:family="table-column">
      <style:table-column-properties fo:break-before="auto" style:column-width="171.24pt"/>
    </style:style>
    <style:style style:name="co5" style:family="table-column">
      <style:table-column-properties fo:break-before="auto" style:column-width="196.61pt"/>
    </style:style>
    <style:style style:name="co6" style:family="table-column">
      <style:table-column-properties fo:break-before="auto" style:column-width="223.71pt"/>
    </style:style>
    <style:style style:name="co7" style:family="table-column">
      <style:table-column-properties fo:break-before="auto" style:column-width="228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95.79pt"/>
    </style:style>
    <style:style style:name="co10" style:family="table-column">
      <style:table-column-properties fo:break-before="auto" style:column-width="222.24pt"/>
    </style:style>
    <style:style style:name="co11" style:family="table-column">
      <style:table-column-properties fo:break-before="auto" style:column-width="187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NERACA_20_AWAL">
      <style:table-properties table:display="true" style:writing-mode="lr-tb"/>
    </style:style>
    <style:style style:name="ta2" style:family="table" style:master-page-name="PageStyle_5f_TRANSAKSI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3">
      <style:table-cell-properties fo:padding="2.01pt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padding="2.01pt"/>
      <style:text-properties fo:font-size="11pt" style:font-size-asian="11pt" style:font-size-complex="11pt"/>
    </style:style>
    <style:style style:name="ce6" style:family="table-cell" style:parent-style-name="Default">
      <style:table-cell-properties fo:padding="2.01pt"/>
      <style:text-properties fo:font-size="11pt" style:font-size-asian="11pt" style:font-size-complex="11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ERACA AWA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UD UKM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NERACA 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31 DESEMBER 2010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SET</text:p>
          </table:table-cell>
          <table:table-cell table:number-columns-repeated="4"/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S DI TANGAN</text:p>
          </table:table-cell>
          <table:table-cell table:number-columns-repeated="4"/>
          <table:table-cell table:style-name="ce3" office:value-type="float" office:value="3500000" calcext:value-type="float">
            <text:p>3,5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S DI BANK</text:p>
          </table:table-cell>
          <table:table-cell table:number-columns-repeated="4"/>
          <table:table-cell table:style-name="ce3" office:value-type="float" office:value="12765000" calcext:value-type="float">
            <text:p>12,765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UTANG USAHA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RSEDIAAN</text:p>
          </table:table-cell>
          <table:table-cell table:number-columns-repeated="4"/>
          <table:table-cell table:style-name="ce3" office:value-type="float" office:value="100000" calcext:value-type="float">
            <text:p>1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ERTI INVESTASI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RALATAN</text:p>
          </table:table-cell>
          <table:table-cell table:number-columns-repeated="4"/>
          <table:table-cell table:style-name="ce3" office:value-type="float" office:value="20000000" calcext:value-type="float">
            <text:p>20,0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KUMULASI PENYUSUTAN PERALATAN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WA BANGUNAN DI BAYAR DI MUKA </text:p>
          </table:table-cell>
          <table:table-cell table:number-columns-repeated="4"/>
          <table:table-cell table:style-name="ce3" office:value-type="float" office:value="2400000" calcext:value-type="float">
            <text:p>2,4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SET TIDAK BERWUJUD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mlah aset</text:p>
          </table:table-cell>
          <table:table-cell table:number-columns-repeated="4"/>
          <table:table-cell table:style-name="ce3" table:formula="of:=SUM([.F7:.F15])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EWAJIBAN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ANG USAHA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TANG GAJ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DANGAN GARANSI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DAL PEMILIK</text:p>
          </table:table-cell>
          <table:table-cell table:number-columns-repeated="4"/>
          <table:table-cell table:style-name="ce3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BA PERIODE BERJAL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mlah kewajiban dan ekuitas</text:p>
          </table:table-cell>
          <table:table-cell table:number-columns-repeated="4"/>
          <table:table-cell table:style-name="ce3" table:formula="of:=SUM([.F19:.F23])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AKSI" table:style-name="ta2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1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DAFTAR DAN AKUN YANG TERLIBAT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5" office:value-type="string" calcext:value-type="string">
            <text:p>JENIS TRANSAKSI</text:p>
          </table:table-cell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KREDI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table:style-name="ce6" office:value-type="string" calcext:value-type="string">
            <text:p>PEMBELIAN 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ELIAN BAHAN BAKU KREDIT</text:p>
          </table:table-cell>
          <table:table-cell table:style-name="ce6" office:value-type="string" calcext:value-type="string">
            <text:p>PEMBELIAN </text:p>
          </table:table-cell>
          <table:table-cell table:style-name="ce6" office:value-type="string" calcext:value-type="string">
            <text:p>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MBELIAN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RETUR PEMBELI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MBELIAN KREDIT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RETUR PEMBELI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JUALAN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JUALAN KREDIT</text:p>
          </table:table-cell>
          <table:table-cell table:style-name="ce6" office:value-type="string" calcext:value-type="string">
            <text:p>PIUTANG USAHA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NJUALAN TUNAI </text:p>
          </table:table-cell>
          <table:table-cell table:style-name="ce6" office:value-type="string" calcext:value-type="string">
            <text:p>RETUR PENJUALAN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NJUALAN KREDIT</text:p>
          </table:table-cell>
          <table:table-cell table:style-name="ce6" office:value-type="string" calcext:value-type="string">
            <text:p>RETUR PENJUALAN</text:p>
          </table:table-cell>
          <table:table-cell table:style-name="ce6" office:value-type="string" calcext:value-type="string">
            <text:p>PI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GAJI</text:p>
          </table:table-cell>
          <table:table-cell table:style-name="ce6" office:value-type="string" calcext:value-type="string">
            <text:p>BEBAN GAJI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TELP, AIR &amp; LISTRIK</text:p>
          </table:table-cell>
          <table:table-cell table:style-name="ce6" office:value-type="string" calcext:value-type="string">
            <text:p>BEBAN TELP, AIR &amp; LISTRIK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UTANG MELALUI KAS DI TANGAN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TRANSPORTASI</text:p>
          </table:table-cell>
          <table:table-cell table:style-name="ce6" office:value-type="string" calcext:value-type="string">
            <text:p>BEBAN TRANSPORTASI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SETOR MODAL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MODAL PEMILIK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YETORAN TUNAI KE BANK</text:p>
          </table:table-cell>
          <table:table-cell table:style-name="ce6" office:value-type="string" calcext:value-type="string">
            <text:p>KAS DI BANK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JAMAN DARI BANK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UTANG MELALUI BANK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KAS DI BANK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TERIMA PEMBAYARAN PIUTANG</text:p>
          </table:table-cell>
          <table:table-cell table:style-name="ce6" office:value-type="string" calcext:value-type="string">
            <text:p>KAS DITANGAN</text:p>
          </table:table-cell>
          <table:table-cell table:style-name="ce6" office:value-type="string" calcext:value-type="string">
            <text:p>PI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BELI PERALATAN </text:p>
          </table:table-cell>
          <table:table-cell table:style-name="ce6" office:value-type="string" calcext:value-type="string">
            <text:p>PERALATAN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EPRESIASI PERALATAN</text:p>
          </table:table-cell>
          <table:table-cell table:style-name="ce6" office:value-type="string" calcext:value-type="string">
            <text:p>BEBAN PENYUSUTAN PERALATAN</text:p>
          </table:table-cell>
          <table:table-cell table:style-name="ce6" office:value-type="string" calcext:value-type="string">
            <text:p>AKUMULASI PENYUSUTAN PERALAT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EWA BANGUNAN DIBAYAR DIMUKA </text:p>
          </table:table-cell>
          <table:table-cell table:style-name="ce6" office:value-type="string" calcext:value-type="string">
            <text:p>SEWA BANGUNAN DI BAYAR DIMUKA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SEWA BANGUNAN</text:p>
          </table:table-cell>
          <table:table-cell table:style-name="ce6" office:value-type="string" calcext:value-type="string">
            <text:p>BEBAN SEWA BANGUNAN</text:p>
          </table:table-cell>
          <table:table-cell table:style-name="ce6" office:value-type="string" calcext:value-type="string">
            <text:p>SEWA BANGUNAN DIBAYAR DI MUK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ESTIMASI </text:p>
          </table:table-cell>
          <table:table-cell table:style-name="ce6" office:value-type="string" calcext:value-type="string">
            <text:p>BEBAN GARANSI </text:p>
          </table:table-cell>
          <table:table-cell table:style-name="ce6" office:value-type="string" calcext:value-type="string">
            <text:p>CADANGAN GARANSI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REALISASI</text:p>
          </table:table-cell>
          <table:table-cell table:style-name="ce6" office:value-type="string" calcext:value-type="string">
            <text:p>CADANGAN GARANSI 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TAK TEREALISASI</text:p>
          </table:table-cell>
          <table:table-cell table:style-name="ce6" office:value-type="string" calcext:value-type="string">
            <text:p>CADANGAN GARANSI 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nis" table:style-name="ta3">
        <office:forms form:automatic-focus="false" form:apply-design-mode="false"/>
        <table:table-column table:style-name="co6" table:default-cell-style-name="Default"/>
        <table:table-column table:style-name="co1" table:number-columns-repeated="1023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et" table:style-name="ta4">
        <office:forms form:automatic-focus="false" form:apply-design-mode="false"/>
        <table:table-column table:style-name="co7" table:default-cell-style-name="ce1"/>
        <table:table-column table:style-name="co8" table:default-cell-style-name="Default"/>
        <table:table-column table:style-name="co9" table:default-cell-style-name="ce6"/>
        <table:table-column table:style-name="co8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style-name="ce8" office:value-type="string" calcext:value-type="string">
            <text:p>Debet</text:p>
          </table:table-cell>
          <table:table-cell table:style-name="ce8" office:value-type="string" calcext:value-type="string">
            <text:p>Nomor</text:p>
          </table:table-cell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MBELI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MBELI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UR PENJUAL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TUR PENJUAL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BAN GAJI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BAN TELP, AIR &amp; LISTRIK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BAN TRANSPORTASI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S DI BANK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ALATA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AN PENYUSUTAN PERALATA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WA BANGUNAN DI BAYAR DIMUK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BAN SEWA BANGUNA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BAN GARANSI 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DANGAN GARANSI 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DANGAN GARANSI 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Kredit" table:style-name="ta4">
        <office:forms form:automatic-focus="false" form:apply-design-mode="false"/>
        <table:table-column table:style-name="co10" table:default-cell-style-name="ce1"/>
        <table:table-column table:style-name="co8" table:default-cell-style-name="Default"/>
        <table:table-column table:style-name="co11" table:default-cell-style-name="ce6"/>
        <table:table-column table:style-name="co8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style-name="ce8" office:value-type="string" calcext:value-type="string">
            <text:p>Kredit</text:p>
          </table:table-cell>
          <table:table-cell table:style-name="ce8" office:value-type="string" calcext:value-type="string">
            <text:p>Nomor</text:p>
          </table:table-cell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ANG USAHA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 PEMBELIA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 PEMBELIA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UTANG USAHA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DAL PEMILIK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NG USAHA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S DI BAN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UTANG USAHA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KUMULASI PENYUSUTAN PERALATA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WA BANGUNAN DIBAYAR DI MUKA 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DANGAN GARANSI 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Lucida Sans Unicode" style:font-family-asian="'Lucida Sans Unicode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7:20:05.405720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RACA_20_AWAL" style:display-name="PageStyle_NERACA AW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KSI" style:display-name="PageStyle_TRANSAKS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mi</meta:initial-creator>
    <meta:creation-date>2016-05-02T01:26:51</meta:creation-date>
    <dc:date>2016-05-14T17:50:42.726298367</dc:date>
    <meta:editing-duration>PT8H10M43S</meta:editing-duration>
    <meta:editing-cycles>14</meta:editing-cycles>
    <meta:generator>LibreOffice/4.4.7.2$Linux_X86_64 LibreOffice_project/40m0$Build-2</meta:generator>
    <meta:document-statistic meta:table-count="5" meta:cell-count="364" meta:object-count="0"/>
  </office:meta>
</office:document-meta>
</file>